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6000001ED3BA1414852837AB7.png" manifest:media-type="image/png"/>
  <manifest:file-entry manifest:full-path="Pictures/10000201000001BE000000D00E20F520D30BE0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63cm" svg:y="15.012cm" svg:width="11.8cm" svg:height="5.503cm" draw:z-index="0"><draw:image xlink:href="Pictures/10000201000001BE000000D00E20F520D30BE0E9.png" xlink:type="simple" xlink:show="embed" xlink:actuate="onLoad" loext:mime-type="image/png"/></draw:frame><draw:frame draw:style-name="fr2" draw:name="Image2" text:anchor-type="paragraph" svg:width="15.401cm" svg:height="13.046cm" draw:z-index="1"><draw:image xlink:href="Pictures/1000000000000246000001ED3BA1414852837A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56:45.323185926</meta:creation-date>
    <dc:date>2019-05-19T17:01:28.352856469</dc:date>
    <meta:editing-duration>PT4M4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